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6">
      <style:table-cell-properties fo:background-color="#ffff00"/>
    </style:style>
    <style:style style:name="ce3" style:family="table-cell" style:parent-style-name="Default" style:data-style-name="N113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m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b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0.7696" calcext:value-type="float">
            <text:p>0.76960</text:p>
          </table:table-cell>
          <table:table-cell table:style-name="ce3" office:value-type="float" office:value="0.0002682" calcext:value-type="float">
            <text:p>0.00026820</text:p>
          </table:table-cell>
          <table:table-cell table:style-name="ce1" office:value-type="float" office:value="-20.84" calcext:value-type="float">
            <text:p>-20.84</text:p>
          </table:table-cell>
          <table:table-cell table:style-name="ce2" office:value-type="float" office:value="0.1764" calcext:value-type="float">
            <text:p>0.17640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erro 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erro mu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 sigma</text:p>
          </table:table-cell>
          <table:table-cell table:style-name="ce4" office:value-type="string" calcext:value-type="string">
            <text:p>energia</text:p>
          </table:table-cell>
          <table:table-cell office:value-type="string" calcext:value-type="string">
            <text:p>erro energia</text:p>
          </table:table-cell>
          <table:table-cell office:value-type="string" calcext:value-type="string">
            <text:p>Energia te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C0C</text:p>
          </table:table-cell>
          <table:table-cell office:value-type="float" office:value="3451.12" calcext:value-type="float">
            <text:p>3451.12</text:p>
          </table:table-cell>
          <table:table-cell office:value-type="float" office:value="64.6613" calcext:value-type="float">
            <text:p>64.6613</text:p>
          </table:table-cell>
          <table:table-cell office:value-type="float" office:value="898.666" calcext:value-type="float">
            <text:p>898.666</text:p>
          </table:table-cell>
          <table:table-cell table:style-name="ce4" office:value-type="float" office:value="0.6232" calcext:value-type="float">
            <text:p>0.6232</text:p>
          </table:table-cell>
          <table:table-cell office:value-type="float" office:value="32.637" calcext:value-type="float">
            <text:p>32.637</text:p>
          </table:table-cell>
          <table:table-cell office:value-type="float" office:value="0.5329" calcext:value-type="float">
            <text:p>0.5329</text:p>
          </table:table-cell>
          <table:table-cell table:formula="of:=[.I5]*[.$B$3]+[.$D$3]" office:value-type="float" office:value="670.7733536" calcext:value-type="float">
            <text:p>670.7733536</text:p>
          </table:table-cell>
          <table:table-cell table:formula="of:=SQRT(([.$B$3]*[.J5])^2+([.$C$3]*[.I5])^2+([.$E$3])^2)" office:value-type="float" office:value="0.56501234566411" calcext:value-type="float">
            <text:p>0.5650123457</text:p>
          </table:table-cell>
          <table:table-cell/>
          <table:table-cell office:value-type="float" office:value="662" calcext:value-type="float">
            <text:p>66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0C2</text:p>
          </table:table-cell>
          <table:table-cell office:value-type="float" office:value="3325.86" calcext:value-type="float">
            <text:p>3325.86</text:p>
          </table:table-cell>
          <table:table-cell office:value-type="float" office:value="63.9227" calcext:value-type="float">
            <text:p>63.9227</text:p>
          </table:table-cell>
          <table:table-cell office:value-type="float" office:value="893.877" calcext:value-type="float">
            <text:p>893.877</text:p>
          </table:table-cell>
          <table:table-cell table:style-name="ce4" office:value-type="float" office:value="0.6335" calcext:value-type="float">
            <text:p>0.6335</text:p>
          </table:table-cell>
          <table:table-cell office:value-type="float" office:value="32.2938" calcext:value-type="float">
            <text:p>32.2938</text:p>
          </table:table-cell>
          <table:table-cell office:value-type="float" office:value="0.5343" calcext:value-type="float">
            <text:p>0.5343</text:p>
          </table:table-cell>
          <table:table-cell table:formula="of:=[.I6]*[.$B$3]+[.$D$3]" office:value-type="float" office:value="667.0877392" calcext:value-type="float">
            <text:p>667.0877392</text:p>
          </table:table-cell>
          <table:table-cell table:formula="of:=SQRT(([.$B$3]*[.J6])^2+([.$C$3]*[.I6])^2+([.$E$3])^2)" office:value-type="float" office:value="0.571216237466533" calcext:value-type="float">
            <text:p>0.5712162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3"/>
          <table:table-cell office:value-type="string" calcext:value-type="string">
            <text:p>C0S</text:p>
          </table:table-cell>
          <table:table-cell office:value-type="float" office:value="5516.01" calcext:value-type="float">
            <text:p>5516.01</text:p>
          </table:table-cell>
          <table:table-cell office:value-type="float" office:value="77.8254" calcext:value-type="float">
            <text:p>77.8254</text:p>
          </table:table-cell>
          <table:table-cell office:value-type="float" office:value="899.68" calcext:value-type="float">
            <text:p>899.68</text:p>
          </table:table-cell>
          <table:table-cell table:style-name="ce4" office:value-type="float" office:value="0.52802" calcext:value-type="float">
            <text:p>0.52802</text:p>
          </table:table-cell>
          <table:table-cell office:value-type="float" office:value="34.5857" calcext:value-type="float">
            <text:p>34.5857</text:p>
          </table:table-cell>
          <table:table-cell office:value-type="float" office:value="0.4771" calcext:value-type="float">
            <text:p>0.4771</text:p>
          </table:table-cell>
          <table:table-cell table:formula="of:=[.I7]*[.$B$3]+[.$D$3]" office:value-type="float" office:value="671.553728" calcext:value-type="float">
            <text:p>671.553728</text:p>
          </table:table-cell>
          <table:table-cell table:formula="of:=SQRT(([.$B$3]*[.J7])^2+([.$C$3]*[.I7])^2+([.$E$3])^2)" office:value-type="float" office:value="0.504451876705134" calcext:value-type="float">
            <text:p>0.5044518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C0S2</text:p>
          </table:table-cell>
          <table:table-cell office:value-type="float" office:value="4867.3" calcext:value-type="float">
            <text:p>4867.3</text:p>
          </table:table-cell>
          <table:table-cell office:value-type="float" office:value="78.185" calcext:value-type="float">
            <text:p>78.185</text:p>
          </table:table-cell>
          <table:table-cell office:value-type="float" office:value="894.868" calcext:value-type="float">
            <text:p>894.868</text:p>
          </table:table-cell>
          <table:table-cell table:style-name="ce4" office:value-type="float" office:value="0.527" calcext:value-type="float">
            <text:p>0.527</text:p>
          </table:table-cell>
          <table:table-cell office:value-type="float" office:value="32.888" calcext:value-type="float">
            <text:p>32.888</text:p>
          </table:table-cell>
          <table:table-cell office:value-type="float" office:value="4.6934" calcext:value-type="float">
            <text:p>4.6934</text:p>
          </table:table-cell>
          <table:table-cell table:formula="of:=[.I8]*[.$B$3]+[.$D$3]" office:value-type="float" office:value="667.8504128" calcext:value-type="float">
            <text:p>667.8504128</text:p>
          </table:table-cell>
          <table:table-cell table:formula="of:=SQRT(([.$B$3]*[.J8])^2+([.$C$3]*[.I8])^2+([.$E$3])^2)" office:value-type="float" office:value="0.503202915664827" calcext:value-type="float">
            <text:p>0.503202915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10C</text:p>
          </table:table-cell>
          <table:table-cell office:value-type="float" office:value="1567.77" calcext:value-type="float">
            <text:p>1567.77</text:p>
          </table:table-cell>
          <table:table-cell office:value-type="float" office:value="52.2877" calcext:value-type="float">
            <text:p>52.2877</text:p>
          </table:table-cell>
          <table:table-cell office:value-type="float" office:value="870.635" calcext:value-type="float">
            <text:p>870.635</text:p>
          </table:table-cell>
          <table:table-cell table:style-name="ce4" office:value-type="float" office:value="0.883" calcext:value-type="float">
            <text:p>0.883</text:p>
          </table:table-cell>
          <table:table-cell office:value-type="float" office:value="30.2403" calcext:value-type="float">
            <text:p>30.2403</text:p>
          </table:table-cell>
          <table:table-cell office:value-type="float" office:value="0.9386" calcext:value-type="float">
            <text:p>0.9386</text:p>
          </table:table-cell>
          <table:table-cell table:formula="of:=[.I9]*[.$B$3]+[.$D$3]" office:value-type="float" office:value="649.200696" calcext:value-type="float">
            <text:p>649.200696</text:p>
          </table:table-cell>
          <table:table-cell table:formula="of:=SQRT(([.$B$3]*[.J9])^2+([.$C$3]*[.I9])^2+([.$E$3])^2)" office:value-type="float" office:value="0.739890982384426" calcext:value-type="float">
            <text:p>0.7398909824</text:p>
          </table:table-cell>
          <table:table-cell/>
          <table:table-cell office:value-type="float" office:value="649.222304525592" calcext:value-type="float">
            <text:p>649.22230452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10S</text:p>
          </table:table-cell>
          <table:table-cell office:value-type="float" office:value="1883.53" calcext:value-type="float">
            <text:p>1883.53</text:p>
          </table:table-cell>
          <table:table-cell office:value-type="float" office:value="55.2434" calcext:value-type="float">
            <text:p>55.2434</text:p>
          </table:table-cell>
          <table:table-cell office:value-type="float" office:value="865.017" calcext:value-type="float">
            <text:p>865.017</text:p>
          </table:table-cell>
          <table:table-cell table:style-name="ce4" office:value-type="float" office:value="0.8035" calcext:value-type="float">
            <text:p>0.8035</text:p>
          </table:table-cell>
          <table:table-cell office:value-type="float" office:value="30.1665" calcext:value-type="float">
            <text:p>30.1665</text:p>
          </table:table-cell>
          <table:table-cell office:value-type="float" office:value="0.7861" calcext:value-type="float">
            <text:p>0.7861</text:p>
          </table:table-cell>
          <table:table-cell table:formula="of:=[.I10]*[.$B$3]+[.$D$3]" office:value-type="float" office:value="644.8770832" calcext:value-type="float">
            <text:p>644.8770832</text:p>
          </table:table-cell>
          <table:table-cell table:formula="of:=SQRT(([.$B$3]*[.J10])^2+([.$C$3]*[.I10])^2+([.$E$3])^2)" office:value-type="float" office:value="0.683612270767953" calcext:value-type="float">
            <text:p>0.68361227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20C</text:p>
          </table:table-cell>
          <table:table-cell office:value-type="float" office:value="2089.07" calcext:value-type="float">
            <text:p>2089.07</text:p>
          </table:table-cell>
          <table:table-cell office:value-type="float" office:value="79.5429" calcext:value-type="float">
            <text:p>79.5429</text:p>
          </table:table-cell>
          <table:table-cell office:value-type="float" office:value="793.956" calcext:value-type="float">
            <text:p>793.956</text:p>
          </table:table-cell>
          <table:table-cell table:style-name="ce4" office:value-type="float" office:value="2.10079" calcext:value-type="float">
            <text:p>2.10079</text:p>
          </table:table-cell>
          <table:table-cell office:value-type="float" office:value="56.1776" calcext:value-type="float">
            <text:p>56.1776</text:p>
          </table:table-cell>
          <table:table-cell office:value-type="float" office:value="2.07901" calcext:value-type="float">
            <text:p>2.07901</text:p>
          </table:table-cell>
          <table:table-cell table:formula="of:=[.I11]*[.$B$3]+[.$D$3]" office:value-type="float" office:value="590.1885376" calcext:value-type="float">
            <text:p>590.1885376</text:p>
          </table:table-cell>
          <table:table-cell table:formula="of:=SQRT(([.$B$3]*[.J11])^2+([.$C$3]*[.I11])^2+([.$E$3])^2)" office:value-type="float" office:value="1.64024348542152" calcext:value-type="float">
            <text:p>1.6402434854</text:p>
          </table:table-cell>
          <table:table-cell/>
          <table:table-cell office:value-type="float" office:value="614.027191045605" calcext:value-type="float">
            <text:p>614.0271910456</text:p>
          </table:table-cell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3"/>
          <table:table-cell office:value-type="string" calcext:value-type="string">
            <text:p>C30C</text:p>
          </table:table-cell>
          <table:table-cell office:value-type="float" office:value="934.004" calcext:value-type="float">
            <text:p>934.004</text:p>
          </table:table-cell>
          <table:table-cell office:value-type="float" office:value="50.798" calcext:value-type="float">
            <text:p>50.798</text:p>
          </table:table-cell>
          <table:table-cell office:value-type="float" office:value="754.932" calcext:value-type="float">
            <text:p>754.932</text:p>
          </table:table-cell>
          <table:table-cell table:style-name="ce4" office:value-type="float" office:value="2.29639" calcext:value-type="float">
            <text:p>2.29639</text:p>
          </table:table-cell>
          <table:table-cell office:value-type="float" office:value="47.5863" calcext:value-type="float">
            <text:p>47.5863</text:p>
          </table:table-cell>
          <table:table-cell office:value-type="float" office:value="2.33044" calcext:value-type="float">
            <text:p>2.33044</text:p>
          </table:table-cell>
          <table:table-cell table:formula="of:=[.I12]*[.$B$3]+[.$D$3]" office:value-type="float" office:value="560.1556672" calcext:value-type="float">
            <text:p>560.1556672</text:p>
          </table:table-cell>
          <table:table-cell table:formula="of:=SQRT(([.$B$3]*[.J12])^2+([.$C$3]*[.I12])^2+([.$E$3])^2)" office:value-type="float" office:value="1.78758709825824" calcext:value-type="float">
            <text:p>1.7875870983</text:p>
          </table:table-cell>
          <table:table-cell/>
          <table:table-cell office:value-type="float" office:value="564.093669811745" calcext:value-type="float">
            <text:p>564.0936698117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C50C</text:p>
          </table:table-cell>
          <table:table-cell office:value-type="float" office:value="857.368" calcext:value-type="float">
            <text:p>857.368</text:p>
          </table:table-cell>
          <table:table-cell office:value-type="float" office:value="52.2075" calcext:value-type="float">
            <text:p>52.2075</text:p>
          </table:table-cell>
          <table:table-cell office:value-type="float" office:value="619.109" calcext:value-type="float">
            <text:p>619.109</text:p>
          </table:table-cell>
          <table:table-cell table:style-name="ce4" office:value-type="float" office:value="2.46392" calcext:value-type="float">
            <text:p>2.46392</text:p>
          </table:table-cell>
          <table:table-cell office:value-type="float" office:value="41.5145" calcext:value-type="float">
            <text:p>41.5145</text:p>
          </table:table-cell>
          <table:table-cell office:value-type="float" office:value="2.42828" calcext:value-type="float">
            <text:p>2.42828</text:p>
          </table:table-cell>
          <table:table-cell table:formula="of:=[.I13]*[.$B$3]+[.$D$3]" office:value-type="float" office:value="455.6262864" calcext:value-type="float">
            <text:p>455.6262864</text:p>
          </table:table-cell>
          <table:table-cell table:formula="of:=SQRT(([.$B$3]*[.J13])^2+([.$C$3]*[.I13])^2+([.$E$3])^2)" office:value-type="float" office:value="1.91164506810349" calcext:value-type="float">
            <text:p>1.9116450681</text:p>
          </table:table-cell>
          <table:table-cell/>
          <table:table-cell office:value-type="float" office:value="452.566547304072" calcext:value-type="float">
            <text:p>452.56654730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70C</text:p>
          </table:table-cell>
          <table:table-cell office:value-type="float" office:value="958.515" calcext:value-type="float">
            <text:p>958.515</text:p>
          </table:table-cell>
          <table:table-cell office:value-type="float" office:value="85.354" calcext:value-type="float">
            <text:p>85.354</text:p>
          </table:table-cell>
          <table:table-cell office:value-type="float" office:value="488.33" calcext:value-type="float">
            <text:p>488.33</text:p>
          </table:table-cell>
          <table:table-cell table:style-name="ce4" office:value-type="float" office:value="2.48676" calcext:value-type="float">
            <text:p>2.48676</text:p>
          </table:table-cell>
          <table:table-cell office:value-type="float" office:value="33.8753" calcext:value-type="float">
            <text:p>33.8753</text:p>
          </table:table-cell>
          <table:table-cell office:value-type="float" office:value="2.79948" calcext:value-type="float">
            <text:p>2.79948</text:p>
          </table:table-cell>
          <table:table-cell table:formula="of:=[.I14]*[.$B$3]+[.$D$3]" office:value-type="float" office:value="354.978768" calcext:value-type="float">
            <text:p>354.978768</text:p>
          </table:table-cell>
          <table:table-cell table:formula="of:=SQRT(([.$B$3]*[.J14])^2+([.$C$3]*[.I14])^2+([.$E$3])^2)" office:value-type="float" office:value="1.92638021773102" calcext:value-type="float">
            <text:p>1.9263802177</text:p>
          </table:table-cell>
          <table:table-cell/>
          <table:table-cell office:value-type="float" office:value="357.371851889644" calcext:value-type="float">
            <text:p>357.37185188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90C</text:p>
          </table:table-cell>
          <table:table-cell office:value-type="float" office:value="1879.31" calcext:value-type="float">
            <text:p>1879.31</text:p>
          </table:table-cell>
          <table:table-cell office:value-type="float" office:value="120.741" calcext:value-type="float">
            <text:p>120.741</text:p>
          </table:table-cell>
          <table:table-cell office:value-type="float" office:value="407.248" calcext:value-type="float">
            <text:p>407.248</text:p>
          </table:table-cell>
          <table:table-cell table:style-name="ce4" office:value-type="float" office:value="1.16345" calcext:value-type="float">
            <text:p>1.16345</text:p>
          </table:table-cell>
          <table:table-cell office:value-type="float" office:value="23.1502" calcext:value-type="float">
            <text:p>23.1502</text:p>
          </table:table-cell>
          <table:table-cell office:value-type="float" office:value="1.36573" calcext:value-type="float">
            <text:p>1.36573</text:p>
          </table:table-cell>
          <table:table-cell table:formula="of:=[.I15]*[.$B$3]+[.$D$3]" office:value-type="float" office:value="292.5780608" calcext:value-type="float">
            <text:p>292.5780608</text:p>
          </table:table-cell>
          <table:table-cell table:formula="of:=SQRT(([.$B$3]*[.J15])^2+([.$C$3]*[.I15])^2+([.$E$3])^2)" office:value-type="float" office:value="0.919114835630975" calcext:value-type="float">
            <text:p>0.9191148356</text:p>
          </table:table-cell>
          <table:table-cell/>
          <table:table-cell office:value-type="float" office:value="288.390451832907" calcext:value-type="float">
            <text:p>288.3904518329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0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0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0"/>
          <table:table-cell table:style-name="ce4"/>
          <table:table-cell table:number-columns-repeated="3"/>
        </table:table-row>
        <table:table-row table:style-name="ro1">
          <table:table-cell table:number-columns-repeated="12"/>
          <table:table-cell table:style-name="ce4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6:23:47.767654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2-09T15:42:55.454131644</meta:creation-date>
    <dc:date>2015-12-09T16:28:49.730442362</dc:date>
    <dc:creator>Goncalo Castro</dc:creator>
    <meta:editing-duration>PT19M24S</meta:editing-duration>
    <meta:editing-cycles>2</meta:editing-cycles>
    <meta:generator>LibreOffice/4.3.7.2$Linux_X86_64 LibreOffice_project/430$Build-2</meta:generator>
    <meta:document-statistic meta:table-count="1" meta:cell-count="158" meta:object-count="0"/>
  </office:meta>
</office:document-meta>
</file>